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0.820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654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37">
      <style:table-cell-properties style:vertical-align="middle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 style:data-style-name="N37"/>
  </office:automatic-styles>
  <office:body>
    <office:spreadsheet>
      <table:table table:name="Open - In progres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5"/>
        <table:table-column table:style-name="co5" table:number-columns-repeated="1015" table:default-cell-style-name="ce2"/>
        <table:table-row table:style-name="ro1">
          <table:table-cell office:value-type="string">
            <text:p>Epic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Story</text:p>
          </table:table-cell>
          <table:table-cell table:style-name="ce1" office:value-type="string">
            <text:p>Sub-task</text:p>
          </table:table-cell>
          <table:table-cell table:style-name="ce1" office:value-type="string">
            <text:p>Estim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started</text:p>
          </table:table-cell>
          <table:table-cell table:style-name="ce1" office:value-type="string">
            <text:p>Date completed</text:p>
          </table:table-cell>
          <table:table-cell table:style-name="ce4" office:value-type="string">
            <text:p>Comments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Management</text:p>
          </table:table-cell>
          <table:table-cell office:value-type="string">
            <text:p>CZ-1</text:p>
          </table:table-cell>
          <table:table-cell office:value-type="string">
            <text:p>Create task tracking</text:p>
          </table:table-cell>
          <table:table-cell table:number-columns-repeated="2"/>
          <table:table-cell office:value-type="string">
            <text:p>Complete</text:p>
          </table:table-cell>
          <table:table-cell table:style-name="ce3" office:value-type="date" office:date-value="2017-11-19">
            <text:p>11/19/17</text:p>
          </table:table-cell>
          <table:table-cell/>
          <table:table-cell office:value-type="string">
            <text:p>Creating the spreadsheet is easy; exploration needs to be timeboxed (moved to CZ-13)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Start spreadsheet</text:p>
          </table:table-cell>
          <table:table-cell office:value-type="float" office:value="0.5">
            <text:p>0.5</text:p>
          </table:table-cell>
          <table:table-cell office:value-type="string">
            <text:p>Complete</text:p>
          </table:table-cell>
          <table:table-cell table:number-columns-repeated="2" table:style-name="ce3" office:value-type="date" office:date-value="2017-11-19">
            <text:p>11/19/17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Add s/s to git</text:p>
          </table:table-cell>
          <table:table-cell office:value-type="float" office:value="0.5">
            <text:p>0.5</text:p>
          </table:table-cell>
          <table:table-cell office:value-type="string">
            <text:p>Complete</text:p>
          </table:table-cell>
          <table:table-cell table:number-columns-repeated="2" table:style-name="ce3" office:value-type="date" office:date-value="2017-11-19">
            <text:p>11/19/17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frastructure</text:p>
          </table:table-cell>
          <table:table-cell office:value-type="string">
            <text:p>CZ-2</text:p>
          </table:table-cell>
          <table:table-cell office:value-type="string">
            <text:p>Create repository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2" table:style-name="ce3" office:value-type="date" office:date-value="2017-11-19">
            <text:p>11/19/1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Init local repo</text:p>
          </table:table-cell>
          <table:table-cell office:value-type="float" office:value="0.5">
            <text:p>0.5</text:p>
          </table:table-cell>
          <table:table-cell office:value-type="string">
            <text:p>Complete</text:p>
          </table:table-cell>
          <table:table-cell table:number-columns-repeated="2" table:style-name="ce3" office:value-type="date" office:date-value="2017-11-19">
            <text:p>11/19/1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Push to github</text:p>
          </table:table-cell>
          <table:table-cell office:value-type="float" office:value="0.5">
            <text:p>0.5</text:p>
          </table:table-cell>
          <table:table-cell office:value-type="string">
            <text:p>Complete</text:p>
          </table:table-cell>
          <table:table-cell table:number-columns-repeated="2" table:style-name="ce3" office:value-type="date" office:date-value="2017-11-19">
            <text:p>11/19/17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onfigure repo security</text:p>
          </table:table-cell>
          <table:table-cell office:value-type="float" office:value="0.5">
            <text:p>0.5</text:p>
          </table:table-cell>
          <table:table-cell office:value-type="string">
            <text:p>Complete</text:p>
          </table:table-cell>
          <table:table-cell table:style-name="ce3" table:number-columns-repeated="2"/>
          <table:table-cell office:value-type="string">
            <text:p>Created an organization, added heaslj with admin rights on organization's repositories; created career-3.1 team to work on challenge-zone repo and added heaslj to that team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3"/>
          <table:table-cell table:number-columns-repeated="1017"/>
        </table:table-row>
        <table:table-row table:style-name="ro3">
          <table:table-cell office:value-type="string">
            <text:p>Networking</text:p>
          </table:table-cell>
          <table:table-cell office:value-type="string">
            <text:p>CZ-7</text:p>
          </table:table-cell>
          <table:table-cell office:value-type="string">
            <text:p>Review resume for updating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Meet with AB!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Get local copy of personnel folder from work</text:p>
          </table:table-cell>
          <table:table-cell office:value-type="float" office:value="0.5">
            <text:p>0.5</text:p>
          </table:table-cell>
          <table:table-cell office:value-type="string">
            <text:p>Op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view SAP Config Eng resume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view LinkedIn resume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Frameworks</text:p>
          </table:table-cell>
          <table:table-cell office:value-type="string">
            <text:p>CZ-4</text:p>
          </table:table-cell>
          <table:table-cell office:value-type="string">
            <text:p>Explore Spring framework</text:p>
          </table:table-cell>
          <table:table-cell table:number-columns-repeated="2"/>
          <table:table-cell office:value-type="string">
            <text:p>In progres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Work thru serving web content demo</text:p>
          </table:table-cell>
          <table:table-cell office:value-type="float" office:value="1">
            <text:p>1</text:p>
          </table:table-cell>
          <table:table-cell office:value-type="string">
            <text:p>In progress</text:p>
          </table:table-cell>
          <table:table-cell table:style-name="ce3" office:value-type="date" office:date-value="2017-11-22">
            <text:p>11/22/17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rameworks</text:p>
          </table:table-cell>
          <table:table-cell office:value-type="string">
            <text:p>CZ-5</text:p>
          </table:table-cell>
          <table:table-cell office:value-type="string">
            <text:p>Explore Maven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Work thru serving web content demo</text:p>
          </table:table-cell>
          <table:table-cell office:value-type="float" office:value="1">
            <text:p>1</text:p>
          </table:table-cell>
          <table:table-cell office:value-type="string">
            <text:p>In progress</text:p>
          </table:table-cell>
          <table:table-cell table:style-name="ce3" office:value-type="date" office:date-value="2017-11-22">
            <text:p>11/22/17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mo</text:p>
          </table:table-cell>
          <table:table-cell office:value-type="string">
            <text:p>CZ-6</text:p>
          </table:table-cell>
          <table:table-cell office:value-type="string">
            <text:p>Design Project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UI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js single-page framework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PI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RES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rvice layer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Java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taSource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Existing API – json?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taSource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Persist json from above to DB, use JPA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etworking</text:p>
          </table:table-cell>
          <table:table-cell office:value-type="string">
            <text:p>CZ-8</text:p>
          </table:table-cell>
          <table:table-cell office:value-type="string">
            <text:p>Style resume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office:value-type="string">
            <text:p>Networking</text:p>
          </table:table-cell>
          <table:table-cell office:value-type="string">
            <text:p>CZ-9</text:p>
          </table:table-cell>
          <table:table-cell office:value-type="string">
            <text:p>Update LinkedIn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Add headshot</text:p>
          </table:table-cell>
          <table:table-cell/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Update profile</text:p>
          </table:table-cell>
          <table:table-cell/>
          <table:table-cell office:value-type="string">
            <text:p>Open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>
            <text:p>Networking</text:p>
          </table:table-cell>
          <table:table-cell office:value-type="string">
            <text:p>CZ-11</text:p>
          </table:table-cell>
          <table:table-cell office:value-type="string">
            <text:p>Create StackOverflow profile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office:value-type="string">
            <text:p>Networking</text:p>
          </table:table-cell>
          <table:table-cell office:value-type="string">
            <text:p>CZ-10</text:p>
          </table:table-cell>
          <table:table-cell office:value-type="string">
            <text:p>Check out remote.com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office:value-type="string">
            <text:p>Frameworks</text:p>
          </table:table-cell>
          <table:table-cell office:value-type="string">
            <text:p>CZ-12</text:p>
          </table:table-cell>
          <table:table-cell office:value-type="string">
            <text:p>Explore DevOps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Build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Jenkins/AWS?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Test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Jenkins/AWS?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eploy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Jenkins/AWS?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Management</text:p>
          </table:table-cell>
          <table:table-cell office:value-type="string">
            <text:p>CZ-13</text:p>
          </table:table-cell>
          <table:table-cell office:value-type="string">
            <text:p>Update task tracking</text:p>
          </table:table-cell>
          <table:table-cell table:number-columns-repeated="3"/>
          <table:table-cell table:style-name="ce3" office:value-type="date" office:date-value="2017-11-18">
            <text:p>11/18/17</text:p>
          </table:table-cell>
          <table:table-cell/>
          <table:table-cell office:value-type="string">
            <text:p>Looked at PivotTracker. <text:s/>Others include Trello...</text:p>
          </table:table-cell>
          <table:table-cell table:style-name="Default" table:number-columns-repeated="1015"/>
        </table:table-row>
        <table:table-row table:style-name="ro1">
          <table:table-cell table:number-columns-repeated="3"/>
          <table:table-cell office:value-type="string">
            <text:p>Explore more sophisticated tools</text:p>
          </table:table-cell>
          <table:table-cell office:value-type="float" office:value="2">
            <text:p>2</text:p>
          </table:table-cell>
          <table:table-cell office:value-type="string">
            <text:p>In progress</text:p>
          </table:table-cell>
          <table:table-cell table:style-name="ce3" office:value-type="date" office:date-value="2017-11-18">
            <text:p>11/18/17</text:p>
          </table:table-cell>
          <table:table-cell/>
          <table:table-cell table:style-name="Default" office:value-type="string">
            <text:p>Timebox this!</text:p>
          </table:table-cell>
          <table:table-cell table:style-name="Default"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e" table:style-name="ta1" table:print="false">
        <table:table-column table:style-name="co5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Infrastructure</text:p>
          </table:table-cell>
          <table:table-cell office:value-type="string">
            <text:p>CZ-3</text:p>
          </table:table-cell>
          <table:table-cell office:value-type="string">
            <text:p>Set up IDE</text:p>
          </table:table-cell>
          <table:table-cell table:number-columns-repeated="2"/>
          <table:table-cell office:value-type="string">
            <text:p>Complete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Install eclipse oxygen</text:p>
          </table:table-cell>
          <table:table-cell office:value-type="float" office:value="1">
            <text:p>1</text:p>
          </table:table-cell>
          <table:table-cell office:value-type="string">
            <text:p>Complete</text:p>
          </table:table-cell>
          <table:table-cell table:number-columns-repeated="2" table:style-name="ce6" office:value-type="date" office:date-value="2017-11-22">
            <text:p>11/22/17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Configure eclipse oxygen</text:p>
          </table:table-cell>
          <table:table-cell office:value-type="float" office:value="1">
            <text:p>1</text:p>
          </table:table-cell>
          <table:table-cell office:value-type="string">
            <text:p>Complete</text:p>
          </table:table-cell>
          <table:table-cell table:number-columns-repeated="2" table:style-name="ce6" office:value-type="date" office:date-value="2017-11-22">
            <text:p>11/22/17</text:p>
          </table:table-cell>
          <table:table-cell office:value-type="string">
            <text:p>Configure for git, maven at least</text:p>
          </table:table-cell>
        </table:table-row>
        <table:table-row table:style-name="ro3">
          <table:table-cell table:number-columns-repeated="3"/>
          <table:table-cell office:value-type="string">
            <text:p>Install java 1.8 JDK</text:p>
          </table:table-cell>
          <table:table-cell office:value-type="float" office:value="0.5">
            <text:p>0.5</text:p>
          </table:table-cell>
          <table:table-cell office:value-type="string">
            <text:p>Complete</text:p>
          </table:table-cell>
          <table:table-cell table:number-columns-repeated="2" table:style-name="ce6" office:value-type="date" office:date-value="2017-11-22">
            <text:p>11/22/17</text:p>
          </table:table-cell>
          <table:table-cell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6"/>
          <table:table-cell table:style-name="ce6"/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11/25/2017</text:date>, <text:time>15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Heasly</meta:initial-creator>
    <meta:creation-date>2017-11-19T20:39:17.52</meta:creation-date>
    <dc:date>2017-11-25T15:25:20.19</dc:date>
    <dc:creator>Joe Heasly</dc:creator>
    <meta:editing-duration>PT3H2M13S</meta:editing-duration>
    <meta:editing-cycles>11</meta:editing-cycles>
    <meta:generator>OpenOffice/4.1.3$Win32 OpenOffice.org_project/413m1$Build-9783</meta:generator>
    <meta:document-statistic meta:table-count="3" meta:cell-count="159" meta:object-count="0"/>
  </office:meta>
</office:document-meta>
</file>